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fb4f" officeooo:paragraph-rsid="0009fb4f"/>
    </style:style>
    <style:style style:name="P2" style:family="paragraph" style:parent-style-name="Standard">
      <style:text-properties fo:font-weight="bold" officeooo:rsid="0009fb4f" officeooo:paragraph-rsid="0009fb4f" style:font-weight-asian="bold" style:font-weight-complex="bold"/>
    </style:style>
    <style:style style:name="P3" style:family="paragraph" style:parent-style-name="Standard">
      <style:text-properties fo:font-weight="normal" officeooo:rsid="0009fb4f" officeooo:paragraph-rsid="0009fb4f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fb4f" officeooo:paragraph-rsid="0009fb4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1)Linux command operations</text:p>
      <text:p text:style-name="P1"/>
      <text:p text:style-name="Standard">exam@debian:~$ ls</text:p>
      <text:p text:style-name="Standard">Desktop <text:s text:c="3"/>Downloads <text:s/>Music <text:s text:c="4"/>Public <text:s text:c="6"/>Templates</text:p>
      <text:p text:style-name="Standard">Documents <text:s/>exam <text:s text:c="6"/>Pictures <text:s/>public_html <text:s/>Videos</text:p>
      <text:p text:style-name="Standard">exam@debian:~$ cd Desktop/</text:p>
      <text:p text:style-name="Standard">exam@debian:~/Desktop$ ls</text:p>
      <text:p text:style-name="Standard">ghanshya</text:p>
      <text:p text:style-name="Standard">exam@debian:~/Desktop$ cd ghanshya</text:p>
      <text:p text:style-name="Standard">exam@debian:~/Desktop/ghanshya$ ls</text:p>
      <text:p text:style-name="Standard">exam@debian:~/Desktop/ghanshya$ cd ..</text:p>
      <text:p text:style-name="Standard">exam@debian:~/Desktop$ ls</text:p>
      <text:p text:style-name="Standard">ghanshya</text:p>
      <text:p text:style-name="Standard">exam@debian:~/Desktop$ rmdir ghanshya</text:p>
      <text:p text:style-name="Standard">exam@debian:~/Desktop$ ls</text:p>
      <text:p text:style-name="Standard">exam@debian:~/Desktop$ mkdir Sales</text:p>
      <text:p text:style-name="Standard">exam@debian:~/Desktop$ cd Sales/</text:p>
      <text:p text:style-name="Standard">exam@debian:~/Desktop/Sales$ mkdir location1</text:p>
      <text:p text:style-name="Standard">exam@debian:~/Desktop/Sales$ mkdir location2</text:p>
      <text:p text:style-name="Standard">exam@debian:~/Desktop/Sales$ mkdir location3</text:p>
      <text:p text:style-name="Standard">exam@debian:~/Desktop/Sales$ ls</text:p>
      <text:p text:style-name="Standard">location1 <text:s/>location2 <text:s/>location3</text:p>
      <text:p text:style-name="Standard">exam@debian:~/Desktop/Sales$ cd location1</text:p>
      <text:p text:style-name="Standard">exam@debian:~/Desktop/Sales/location1$ touch sales1</text:p>
      <text:p text:style-name="Standard">exam@debian:~/Desktop/Sales/location1$ ls</text:p>
      <text:p text:style-name="Standard">sales1</text:p>
      <text:p text:style-name="Standard">exam@debian:~/Desktop/Sales/location1$ cd sales1</text:p>
      <text:p text:style-name="Standard">bash: cd: sales1: Not a directory</text:p>
      <text:p text:style-name="Standard">exam@debian:~/Desktop/Sales/location1$ touch sales2 </text:p>
      <text:p text:style-name="Standard">exam@debian:~/Desktop/Sales/location1$ ls</text:p>
      <text:p text:style-name="Standard">sales1 <text:s/>sales2</text:p>
      <text:p text:style-name="Standard">exam@debian:~/Desktop/Sales/location1$ touch sales3</text:p>
      <text:p text:style-name="Standard">exam@debian:~/Desktop/Sales/location1$ ls</text:p>
      <text:p text:style-name="Standard">sales1 <text:s/>sales2 <text:s/>sales3</text:p>
      <text:p text:style-name="Standard">exam@debian:~/Desktop/Sales/location1$ cd ..</text:p>
      <text:p text:style-name="Standard">exam@debian:~/Desktop/Sales$ ls</text:p>
      <text:p text:style-name="Standard">location1 <text:s/>location2 <text:s/>location3</text:p>
      <text:p text:style-name="Standard">exam@debian:~/Desktop/Sales$ cd location2/</text:p>
      <text:p text:style-name="Standard">exam@debian:~/Desktop/Sales/location2$ touch pur1</text:p>
      <text:p text:style-name="Standard">exam@debian:~/Desktop/Sales/location2$ touch pur2</text:p>
      <text:p text:style-name="Standard">exam@debian:~/Desktop/Sales/location2$ ls</text:p>
      <text:p text:style-name="Standard">pur1 <text:s/>pur2</text:p>
      <text:p text:style-name="Standard">exam@debian:~/Desktop/Sales/location2$ cd ..</text:p>
      <text:p text:style-name="Standard">exam@debian:~/Desktop/Sales$ ls</text:p>
      <text:p text:style-name="Standard">location1 <text:s/>location2 <text:s/>location3</text:p>
      <text:p text:style-name="Standard">exam@debian:~/Desktop/Sales$ cd location3</text:p>
      <text:p text:style-name="Standard">exam@debian:~/Desktop/Sales/location3$ touch stock1</text:p>
      <text:p text:style-name="Standard">exam@debian:~/Desktop/Sales/location3$ touch stock2</text:p>
      <text:p text:style-name="Standard">exam@debian:~/Desktop/Sales/location3$ ls</text:p>
      <text:p text:style-name="Standard">stock1 <text:s/>stock2</text:p>
      <text:p text:style-name="Standard"><text:soft-page-break/>exam@debian:~/Desktop/Sales/location3$ cd ..</text:p>
      <text:p text:style-name="Standard">exam@debian:~/Desktop/Sales$ ls</text:p>
      <text:p text:style-name="Standard">location1 <text:s/>location2 <text:s/>location3</text:p>
      <text:p text:style-name="Standard">exam@debian:~/Desktop/Sales$ cd location2</text:p>
      <text:p text:style-name="Standard">exam@debian:~/Desktop/Sales/location2$ ls</text:p>
      <text:p text:style-name="Standard">pur1 <text:s/>pur2</text:p>
      <text:p text:style-name="Standard">exam@debian:~/Desktop/Sales/location2$ cat &gt;&gt;pur1</text:p>
      <text:p text:style-name="Standard">hello this is pur1 text</text:p>
      <text:p text:style-name="Standard">exam@debian:~/Desktop/Sales/location2$ ls</text:p>
      <text:p text:style-name="Standard">pur1 <text:s/>pur2</text:p>
      <text:p text:style-name="Standard">exam@debian:~/Desktop/Sales/location2$ cat &gt;&gt;pur2</text:p>
      <text:p text:style-name="Standard">exam@debian:~/Desktop/Sales/location2$ cat pur1 pur2 &gt;&gt;~/Desktop/Sales/location2/pur3</text:p>
      <text:p text:style-name="Standard">exam@debian:~/Desktop/Sales/location2$ ls</text:p>
      <text:p text:style-name="Standard">pur1 <text:s/>pur2 <text:s/>pur3</text:p>
      <text:p text:style-name="Standard">exam@debian:~/Desktop/Sales/location2$ cat pur3</text:p>
      <text:p text:style-name="Standard">hello this is pur1 text</text:p>
      <text:p text:style-name="Standard">this is a pur2 text</text:p>
      <text:p text:style-name="Standard">exam@debian:~/Desktop/Sales/location2$ ls</text:p>
      <text:p text:style-name="Standard">pur1 <text:s/>pur2 <text:s/>pur3</text:p>
      <text:p text:style-name="Standard">exam@debian:~/Desktop/Sales/location2$ cp pur3 ~/Desktop/Sales/location3/stock3</text:p>
      <text:p text:style-name="Standard">exam@debian:~/Desktop/Sales/location2$ ls</text:p>
      <text:p text:style-name="Standard">pur1 <text:s/>pur2 <text:s/>pur3</text:p>
      <text:p text:style-name="Standard">exam@debian:~/Desktop/Sales/location2$ cd ..</text:p>
      <text:p text:style-name="Standard">exam@debian:~/Desktop/Sales$ ls</text:p>
      <text:p text:style-name="Standard">location1 <text:s/>location2 <text:s/>location3</text:p>
      <text:p text:style-name="Standard">exam@debian:~/Desktop/Sales$ cd location3</text:p>
      <text:p text:style-name="Standard">exam@debian:~/Desktop/Sales/location3$ ls</text:p>
      <text:p text:style-name="Standard">stock1 <text:s/>stock2 <text:s/>stock3</text:p>
      <text:p text:style-name="Standard">exam@debian:~/Desktop/Sales/location3$ cat stock3</text:p>
      <text:p text:style-name="Standard">hello this is pur1 text</text:p>
      <text:p text:style-name="Standard">this is a pur2 text</text:p>
      <text:p text:style-name="Standard">exam@debian:~/Desktop/Sales/location3$ cd ..</text:p>
      <text:p text:style-name="Standard">exam@debian:~/Desktop/Sales$ ls</text:p>
      <text:p text:style-name="Standard">location1 <text:s/>location2 <text:s/>location3</text:p>
      <text:p text:style-name="Standard">exam@debian:~/Desktop/Sales$ cd location3</text:p>
      <text:p text:style-name="Standard">exam@debian:~/Desktop/Sales/location3$ ls</text:p>
      <text:p text:style-name="Standard">stock1 <text:s/>stock2 <text:s/>stock3</text:p>
      <text:p text:style-name="Standard">exam@debian:~/Desktop/Sales/location3$ ls -a</text:p>
      <text:p text:style-name="Standard">. <text:s/>.. <text:s/>stock1 <text:s/>stock2 <text:s/>stock3</text:p>
      <text:p text:style-name="Standard">exam@debian:~/Desktop/Sales/location3$ ls -al</text:p>
      <text:p text:style-name="Standard">total 12</text:p>
      <text:p text:style-name="Standard">drwxr-xr-x 2 exam exam 4096 Oct <text:s/>8 14:04 .</text:p>
      <text:p text:style-name="Standard">drwxr-xr-x 5 exam exam 4096 Oct <text:s/>8 13:55 ..</text:p>
      <text:p text:style-name="Standard">-rw-r--r-- 1 exam exam <text:s text:c="3"/>0 Oct <text:s/>8 13:59 stock1</text:p>
      <text:p text:style-name="Standard">-rw-r--r-- 1 exam exam <text:s text:c="3"/>0 Oct <text:s/>8 13:59 stock2</text:p>
      <text:p text:style-name="Standard">-rw-r--r-- 1 exam exam <text:s text:c="2"/>44 Oct <text:s/>8 14:04 stock3</text:p>
      <text:p text:style-name="Standard">exam@debian:~/Desktop/Sales/location3$ chmod +rwx stock3</text:p>
      <text:p text:style-name="Standard">exam@debian:~/Desktop/Sales/location3$ ls -al</text:p>
      <text:p text:style-name="Standard">total 12</text:p>
      <text:p text:style-name="Standard">drwxr-xr-x 2 exam exam 4096 Oct <text:s/>8 14:04 .</text:p>
      <text:p text:style-name="Standard">drwxr-xr-x 5 exam exam 4096 Oct <text:s/>8 13:55 ..</text:p>
      <text:p text:style-name="Standard">-rw-r--r-- 1 exam exam <text:s text:c="3"/>0 Oct <text:s/>8 13:59 stock1</text:p>
      <text:p text:style-name="Standard"><text:soft-page-break/>-rw-r--r-- 1 exam exam <text:s text:c="3"/>0 Oct <text:s/>8 13:59 stock2</text:p>
      <text:p text:style-name="Standard">-rwxr-xr-x 1 exam exam <text:s text:c="2"/>44 Oct <text:s/>8 14:04 stock3</text:p>
      <text:p text:style-name="Standard">exam@debian:~/Desktop/Sales/location3$ cd ..</text:p>
      <text:p text:style-name="Standard">exam@debian:~/Desktop/Sales$ ls</text:p>
      <text:p text:style-name="Standard">location1 <text:s/>location2 <text:s/>location3</text:p>
      <text:p text:style-name="Standard">exam@debian:~/Desktop/Sales$ cd location3</text:p>
      <text:p text:style-name="Standard">exam@debian:~/Desktop/Sales/location3$ ls</text:p>
      <text:p text:style-name="Standard">stock1 <text:s/>stock2 <text:s/>stock3</text:p>
      <text:p text:style-name="Standard">exam@debian:~/Desktop/Sales/location3$ cat &gt;&gt;stock1</text:p>
      <text:p text:style-name="Standard">first line </text:p>
      <text:p text:style-name="Standard">second line</text:p>
      <text:p text:style-name="Standard">third line</text:p>
      <text:p text:style-name="Standard">fourth <text:s/>line</text:p>
      <text:p text:style-name="Standard">fifth line</text:p>
      <text:p text:style-name="Standard">sixth line seventh line</text:p>
      <text:p text:style-name="Standard">7 line</text:p>
      <text:p text:style-name="Standard">8 linr</text:p>
      <text:p text:style-name="Standard">9 line <text:s text:c="2"/></text:p>
      <text:p text:style-name="Standard">10 line</text:p>
      <text:p text:style-name="Standard">this is a random text </text:p>
      <text:p text:style-name="Standard">text</text:p>
      <text:p text:style-name="Standard">last line</text:p>
      <text:p text:style-name="Standard">exam@debian:~/Desktop/Sales/location3$ head -n 10 stock1</text:p>
      <text:p text:style-name="Standard">first line </text:p>
      <text:p text:style-name="Standard">second line</text:p>
      <text:p text:style-name="Standard">third line</text:p>
      <text:p text:style-name="Standard">fourth <text:s/>line</text:p>
      <text:p text:style-name="Standard">fifth line</text:p>
      <text:p text:style-name="Standard">sixth line seventh line</text:p>
      <text:p text:style-name="Standard">7 line</text:p>
      <text:p text:style-name="Standard">8 linr</text:p>
      <text:p text:style-name="Standard">9 line </text:p>
      <text:p text:style-name="Standard">10 line</text:p>
      <text:p text:style-name="Standard">exam@debian:~/Desktop/Sales/location3$ cd ..</text:p>
      <text:p text:style-name="Standard">exam@debian:~/Desktop/Sales$ ls</text:p>
      <text:p text:style-name="Standard">location1 <text:s/>location2 <text:s/>location3</text:p>
      <text:p text:style-name="Standard">exam@debian:~/Desktop/Sales$ ls -al</text:p>
      <text:p text:style-name="Standard">total 20</text:p>
      <text:p text:style-name="Standard">drwxr-xr-x 5 exam exam 4096 Oct <text:s/>8 13:55 .</text:p>
      <text:p text:style-name="Standard">drwxr-xr-x 3 exam exam 4096 Oct <text:s/>8 13:55 ..</text:p>
      <text:p text:style-name="Standard">drwxr-xr-x 2 exam exam 4096 Oct <text:s/>8 13:57 location1</text:p>
      <text:p text:style-name="Standard">drwxr-xr-x 2 exam exam 4096 Oct <text:s/>8 14:02 location2</text:p>
      <text:p text:style-name="Standard">drwxr-xr-x 2 exam exam 4096 Oct <text:s/>8 14:04 location3</text:p>
      <text:p text:style-name="Standard"/>
      <text:p text:style-name="Standard"/>
      <text:p text:style-name="P2">2)Shell Programmming</text:p>
      <text:p text:style-name="P2">Write a shell script to find the volume of sphere,cube and cylinder using switch case</text:p>
      <text:p text:style-name="P2"/>
      <text:p text:style-name="P4">Shell program</text:p>
      <text:p text:style-name="P2"/>
      <text:p text:style-name="P3"/>
      <text:p text:style-name="P3">echo "volume of spher,cube, and cylinder"</text:p>
      <text:p text:style-name="P3"><text:soft-page-break/>echo "1:volume of sphere"</text:p>
      <text:p text:style-name="P3">echo "2:volume of cube"</text:p>
      <text:p text:style-name="P3">echo "3:volume of cylinder"</text:p>
      <text:p text:style-name="P3">echo "enter your choice"</text:p>
      <text:p text:style-name="P3">read ch</text:p>
      <text:p text:style-name="P3">case $ch in</text:p>
      <text:p text:style-name="P3">1)echo "enter the radius"</text:p>
      <text:p text:style-name="P3"><text:s text:c="2"/>read ra</text:p>
      <text:p text:style-name="P3"><text:s text:c="2"/>echo "enter the height"</text:p>
      <text:p text:style-name="P3"><text:s text:c="2"/>read he</text:p>
      <text:p text:style-name="P3"><text:s text:c="2"/>v=$((4/3 * 22/7 *$ra *$ra *$ra))</text:p>
      <text:p text:style-name="P3"><text:s text:c="2"/>echo "volume of sphere:" $v;;</text:p>
      <text:p text:style-name="P3">2)echo "enter the side of the cube"</text:p>
      <text:p text:style-name="P3"><text:s text:c="2"/>read a</text:p>
      <text:p text:style-name="P3"><text:s text:c="2"/>vc=$(($a * $a *$a))</text:p>
      <text:p text:style-name="P3"><text:s text:c="2"/>echo "volume of cube"$vc;;</text:p>
      <text:p text:style-name="P3">3)echo "enter the radius"</text:p>
      <text:p text:style-name="P3"><text:s text:c="2"/>read rc</text:p>
      <text:p text:style-name="P3"><text:s text:c="2"/>echo "enter the height"</text:p>
      <text:p text:style-name="P3"><text:s text:c="2"/>read hc</text:p>
      <text:p text:style-name="P3"><text:s text:c="2"/>vol=$((22/7 * $rc * $rc *$hc))</text:p>
      <text:p text:style-name="P3"><text:s text:c="2"/>echo "volume of cylinder" $vol;; <text:s text:c="3"/></text:p>
      <text:p text:style-name="P3">esac</text:p>
      <text:p text:style-name="P4">OUTPUT</text:p>
      <text:p text:style-name="P3"/>
      <text:p text:style-name="P3">exam@debian:~/Desktop/ghanshyam$ bash volume.sh</text:p>
      <text:p text:style-name="P3">volume of spher,cube, and cylinder</text:p>
      <text:p text:style-name="P3">1:volume of sphere</text:p>
      <text:p text:style-name="P3">2:volume of cube</text:p>
      <text:p text:style-name="P3">3:volume of cylinder</text:p>
      <text:p text:style-name="P3">enter your choice</text:p>
      <text:p text:style-name="P3">1</text:p>
      <text:p text:style-name="P3">enter the radius</text:p>
      <text:p text:style-name="P3">4</text:p>
      <text:p text:style-name="P3">enter the height</text:p>
      <text:p text:style-name="P3">5</text:p>
      <text:p text:style-name="P3">volume of sphere: 192</text:p>
      <text:p text:style-name="P3">exam@debian:~/Desktop/ghanshyam$ bash volume.sh</text:p>
      <text:p text:style-name="P3">volume of spher,cube, and cylinder</text:p>
      <text:p text:style-name="P3">1:volume of sphere</text:p>
      <text:p text:style-name="P3">2:volume of cube</text:p>
      <text:p text:style-name="P3">3:volume of cylinder</text:p>
      <text:p text:style-name="P3">enter your choice</text:p>
      <text:p text:style-name="P3">2</text:p>
      <text:p text:style-name="P3">enter the side of the cube</text:p>
      <text:p text:style-name="P3">6</text:p>
      <text:p text:style-name="P3">volume of cube216</text:p>
      <text:p text:style-name="P3">exam@debian:~/Desktop/ghanshyam$ bash volume.sh</text:p>
      <text:p text:style-name="P3">volume of spher,cube, and cylinder</text:p>
      <text:p text:style-name="P3">1:volume of sphere</text:p>
      <text:p text:style-name="P3">2:volume of cube</text:p>
      <text:p text:style-name="P3">3:volume of cylinder</text:p>
      <text:p text:style-name="P3"><text:soft-page-break/>enter your choice</text:p>
      <text:p text:style-name="P3">3</text:p>
      <text:p text:style-name="P3">enter the radius</text:p>
      <text:p text:style-name="P3">7</text:p>
      <text:p text:style-name="P3">enter the height</text:p>
      <text:p text:style-name="P3">4</text:p>
      <text:p text:style-name="P3">volume of cylinder 588</text:p>
      <text:p text:style-name="P3">exam@debian:~/Desktop/ghanshyam$ 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11:33.420487399</meta:creation-date>
    <dc:date>2021-10-08T14:43:08.769461517</dc:date>
    <meta:editing-duration>PT34S</meta:editing-duration>
    <meta:editing-cycles>1</meta:editing-cycles>
    <meta:document-statistic meta:table-count="0" meta:image-count="0" meta:object-count="0" meta:page-count="5" meta:paragraph-count="207" meta:word-count="704" meta:character-count="5941" meta:non-whitespace-character-count="5315"/>
    <meta:generator>LibreOffice/7.0.4.2$Linux_X86_64 LibreOffice_project/00$Build-2</meta:generator>
  </office:meta>
</office:document-meta>
</file>